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 (LVGL)5" text:continue-numbering="true" text:continue-list="list_Button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 (LVGL)6" text:continue-numbering="true" text:continue-list="list_Button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8" text:continue-numbering="true" text:continue-list="list_Button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9" text:continue-numbering="true" text:continue-list="list_Button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10" text:continue-numbering="true" text:continue-list="list_Button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11" text:continue-numbering="true" text:continue-list="list_Button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3" text:continue-numbering="true" text:continue-list="list_Button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4" text:continue-numbering="true" text:continue-list="list_Button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6" text:continue-numbering="true" text:continue-list="list_Button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7" text:continue-numbering="true" text:continue-list="list_Button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9" text:continue-numbering="true" text:continue-list="list_Button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20" text:continue-numbering="true" text:continue-list="list_Button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22" text:continue-numbering="true" text:continue-list="list_Button (LVGL)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3" text:continue-numbering="true" text:continue-list="list_Button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4" text:continue-numbering="true" text:continue-list="list_Butto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5" text:continue-numbering="true" text:continue-list="list_Butto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6" text:continue-numbering="true" text:continue-list="list_Butto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7" text:continue-numbering="true" text:continue-list="list_Butto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8" text:continue-numbering="true" text:continue-list="list_Butto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9" text:continue-numbering="true" text:continue-list="list_Butto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30" text:continue-numbering="true" text:continue-list="list_Butto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31" text:continue-numbering="true" text:continue-list="list_Butto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32" text:continue-numbering="true" text:continue-list="list_Butto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3" text:continue-numbering="true" text:continue-list="list_Butto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4" text:continue-numbering="true" text:continue-list="list_Butto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5" text:continue-numbering="true" text:continue-list="list_Butto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6" text:continue-numbering="true" text:continue-list="list_Button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7" text:continue-numbering="true" text:continue-list="list_Button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8" text:continue-numbering="true" text:continue-list="list_Button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9" text:continue-numbering="true" text:continue-list="list_Button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40" text:continue-numbering="true" text:continue-list="list_Button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41" text:continue-numbering="true" text:continue-list="list_Button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2" text:continue-numbering="true" text:continue-list="list_Button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3" text:continue-numbering="true" text:continue-list="list_Button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4" text:continue-numbering="true" text:continue-list="list_Button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5" text:continue-numbering="true" text:continue-list="list_Button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6" text:continue-numbering="true" text:continue-list="list_Button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8" text:continue-numbering="true" text:continue-list="list_Button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 (LVGL)50" text:continue-numbering="true" text:continue-list="list_Button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 (LVGL)52" text:continue-numbering="true" text:continue-list="list_Button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54" text:continue-numbering="true" text:continue-list="list_Button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55" text:continue-numbering="true" text:continue-list="list_Button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56" text:continue-numbering="true" text:continue-list="list_Button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7" text:continue-numbering="true" text:continue-list="list_Button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8" text:continue-numbering="true" text:continue-list="list_Button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59" text:continue-numbering="true" text:continue-list="list_Button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 (LVGL)60" text:continue-numbering="true" text:continue-list="list_Button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61" text:continue-numbering="true" text:continue-list="list_Button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63" text:continue-numbering="true" text:continue-list="list_Button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64" text:continue-numbering="true" text:continue-list="list_Button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65" text:continue-numbering="true" text:continue-list="list_Button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66"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